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33e2" officeooo:paragraph-rsid="001833e2"/>
    </style:style>
    <style:style style:name="P2" style:family="paragraph" style:parent-style-name="Standard">
      <style:text-properties officeooo:rsid="00198353" officeooo:paragraph-rsid="00198353"/>
    </style:style>
    <style:style style:name="P3" style:family="paragraph" style:parent-style-name="Standard">
      <style:text-properties officeooo:rsid="001bc792" officeooo:paragraph-rsid="001bc792"/>
    </style:style>
    <style:style style:name="P4" style:family="paragraph" style:parent-style-name="Standard">
      <style:text-properties officeooo:paragraph-rsid="001bc792"/>
    </style:style>
    <style:style style:name="P5" style:family="paragraph" style:parent-style-name="Preformatted_20_Text">
      <style:text-properties officeooo:rsid="00198353" officeooo:paragraph-rsid="00198353"/>
    </style:style>
    <style:style style:name="P6" style:family="paragraph" style:parent-style-name="Preformatted_20_Text">
      <style:text-properties officeooo:rsid="001833e2" officeooo:paragraph-rsid="001833e2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rsid="001fedc3" officeooo:paragraph-rsid="001fedc3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rsid="00204ed3" officeooo:paragraph-rsid="00204ed3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rsid="0022cd9a" officeooo:paragraph-rsid="0022cd9a"/>
    </style:style>
    <style:style style:name="P11" style:family="paragraph" style:parent-style-name="Preformatted_20_Text">
      <style:paragraph-properties fo:margin-top="0in" fo:margin-bottom="0.1965in" loext:contextual-spacing="false"/>
      <style:text-properties style:text-underline-style="solid" style:text-underline-width="auto" style:text-underline-color="font-color" fo:font-weight="bold" officeooo:rsid="0022cd9a" officeooo:paragraph-rsid="0022cd9a" style:font-weight-asian="bold" style:font-weight-complex="bold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rsid="00233d45" officeooo:paragraph-rsid="00233d45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rsid="0024572b" officeooo:paragraph-rsid="0024572b"/>
    </style:style>
    <style:style style:name="T1" style:family="text">
      <style:text-properties officeooo:rsid="00198353"/>
    </style:style>
    <style:style style:name="T2" style:family="text">
      <style:text-properties officeooo:rsid="001b45a0"/>
    </style:style>
    <style:style style:name="T3" style:family="text">
      <style:text-properties officeooo:rsid="001bc792"/>
    </style:style>
    <style:style style:name="T4" style:family="text">
      <style:text-properties officeooo:rsid="001f4cee"/>
    </style:style>
    <style:style style:name="T5" style:family="text">
      <style:text-properties officeooo:rsid="0021b0b4"/>
    </style:style>
    <style:style style:name="T6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4.02</text:p>
      <text:p text:style-name="P1"/>
      <text:p text:style-name="P1">subl . <text:tab/><text:tab/><text:tab/>- otvarq sublime</text:p>
      <text:p text:style-name="P1">&gt;&gt; [1, 2, 3, ‘asd’]</text:p>
      <text:p text:style-name="P1">arr[2]</text:p>
      <text:p text:style-name="P1">arr.append(4)</text:p>
      <text:p text:style-name="P1">x.pop()</text:p>
      <text:p text:style-name="P1"/>
      <text:p text:style-name="P1">def foo():</text:p>
      <text:p text:style-name="P1"><text:span text:style-name="T1">&lt;tab&gt;</text:span><text:tab/>print(‘bar’)</text:p>
      <text:p text:style-name="P1"/>
      <text:p text:style-name="P2">izvikvame s:</text:p>
      <text:p text:style-name="P2">foo()</text:p>
      <text:p text:style-name="P1"/>
      <text:p text:style-name="P2">dictionary/ hashmap → key / value</text:p>
      <text:p text:style-name="P2">{‘x’: 1, ‘y’: ‘b’, ‘x’: 2} → x vzima posl vuvedena</text:p>
      <text:p text:style-name="P2"/>
      <text:p text:style-name="P4"><text:span text:style-name="T3">add → </text:span>youtube_views['Wrecking Ball'] = 709604432</text:p>
      <text:p text:style-name="P3"/>
      <text:p text:style-name="P2"/>
      <text:p text:style-name="P2">set: </text:p>
      <text:p text:style-name="P2">{1,2,3,3,3,3} → {1,2,3}</text:p>
      <text:p text:style-name="P2">1 in {1,2,3} → member → T/F</text:p>
      <text:p text:style-name="P2"/>
      <text:p text:style-name="P2">Tuple - immutable</text:p>
      <text:p text:style-name="P2">x = (1,2,3)</text:p>
      <text:p text:style-name="P2">x[1]</text:p>
      <text:p text:style-name="P2"/>
      <text:p text:style-name="P2">// Tuple ot 1 e-t: </text:p>
      <text:p text:style-name="P2">x = (1,)</text:p>
      <text:p text:style-name="P2"/>
      <text:p text:style-name="P2">! <text:span text:style-name="T2">ctrl +l → clear terminal</text:span></text:p>
      <text:p text:style-name="P2"/>
      <text:p text:style-name="P5">for thing in things:</text:p>
      <text:p text:style-name="P7"><text:s text:c="4"/>print(thing)</text:p>
      <text:p text:style-name="P2"/>
      <text:p text:style-name="P6">&gt;&gt;&gt; 5 / 2</text:p>
      <text:p text:style-name="Preformatted_20_Text">2.5</text:p>
      <text:p text:style-name="Preformatted_20_Text">&gt;&gt;&gt; 5 // 2</text:p>
      <text:p text:style-name="P7">2<text:line-break/><text:span text:style-name="T4">&gt;&gt;&gt; 5 % 2<text:line-break/>1</text:span></text:p>
      <text:p text:style-name="P7"/>
      <text:p text:style-name="P8">x = []</text:p>
      <text:p text:style-name="P8">for i in range(10):<text:line-break/> x.append(i)</text:p>
      <text:p text:style-name="P8"/>
      <text:p text:style-name="P8"/>
      <text:p text:style-name="P8"><text:soft-page-break/>List co<text:span text:style-name="T5">m</text:span>prehension:</text:p>
      <text:p text:style-name="P8">[I for I in range(10)]</text:p>
      <text:p text:style-name="P8">[i**i for I in range(10)]</text:p>
      <text:p text:style-name="P8"/>
      <text:p text:style-name="P9">len(x) → find length</text:p>
      <text:p text:style-name="P11">Task1:</text:p>
      <text:p text:style-name="P10">n_str = n_str[1::]</text:p>
      <text:p text:style-name="P10">otkyde zapochva da razdelq, dokude, kakva e supkata</text:p>
      <text:p text:style-name="P10">int(n_str) → cast kum string</text:p>
      <text:p text:style-name="P10">for I in n_str:<text:line-break/> result += int(i)</text:p>
      <text:p text:style-name="P10">return sum([(int)I for I in n_str])</text:p>
      <text:p text:style-name="P10"/>
      <text:p text:style-name="P11">Task ? </text:p>
      <text:p text:style-name="P10"><text:span text:style-name="T6">Def to_digits(digits)<text:line-break/> </text:span>Return list(map(int, list(str(digits)))</text:p>
      <text:p text:style-name="P10"/>
      <text:p text:style-name="P10">var2:<text:line-break/> for I in str(digits): l.append(int(i))</text:p>
      <text:p text:style-name="P10"/>
      <text:p text:style-name="P12">var3:<text:line-break/><text:tab/>return [int(i) for I in str(digits)]</text:p>
      <text:p text:style-name="P13">Task to number:</text:p>
      <text:p text:style-name="P13"><text:tab/>return “”.join([str(d) for d in digits])<text:line-break/> ama cast kum int</text:p>
      <text:p text:style-name="P13">! type(res) – proveri kuv tip e</text:p>
      <text:p text:style-name="P13">!! moqta ne raboti, shtoto pri [23,2,44] nema da baca</text:p>
      <text:p text:style-name="P13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7:34:24.992632055</meta:creation-date>
    <dc:date>2020-02-24T20:58:12.069267929</dc:date>
    <meta:editing-duration>PT11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199" meta:character-count="1073" meta:non-whitespace-character-count="904"/>
  </office:meta>
</office:document-meta>
</file>